
<file path=META-INF/manifest.xml><?xml version="1.0" encoding="utf-8"?>
<manifest:manifest xmlns:manifest="urn:oasis:names:tc:opendocument:xmlns:manifest:1.0">
  <manifest:file-entry manifest:full-path="/" manifest:media-type="application/vnd.oasis.opendocument.spreadsheet"/>
  <manifest:file-entry manifest:full-path="mimetype" manifest:media-type=""/>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tableooo="http://openoffice.org/2009/table" xmlns:css3t="http://www.w3.org/TR/css3-text/">
  <office:scripts/>
  <office:font-face-decls/>
  <office:automatic-styles/>
  <office:body>
    <office:spreadsheet>
      <text:variable-decls/>
      <text:user-field-decls/>
      <table:table table:name="pyexcel_sheet1">
        <table:table-column/>
        <table:table-column/>
        <table:table-column/>
        <table:table-column/>
        <table:table-column/>
        <table:table-column/>
        <table:table-column/>
        <table:table-row>
          <table:table-cell office:value-type="string">
            <text:p>segment_id</text:p>
          </table:table-cell>
          <table:table-cell office:value-type="string">
            <text:p>root-pli-ms</text:p>
          </table:table-cell>
          <table:table-cell office:value-type="string">
            <text:p>translation-de-sabbamitta</text:p>
          </table:table-cell>
          <table:table-cell office:value-type="string">
            <text:p>translation-en-sujato</text:p>
          </table:table-cell>
          <table:table-cell office:value-type="string">
            <text:p>html</text:p>
          </table:table-cell>
          <table:table-cell office:value-type="string">
            <text:p>reference</text:p>
          </table:table-cell>
          <table:table-cell office:value-type="string">
            <text:p>variant-pli-ms</text:p>
          </table:table-cell>
        </table:table-row>
        <table:table-row>
          <table:table-cell office:value-type="string">
            <text:p>iti49:0.1</text:p>
          </table:table-cell>
          <table:table-cell office:value-type="string">
            <text:p>Itivuttaka 49</text:p>
          </table:table-cell>
          <table:table-cell office:value-type="string">
            <text:p/>
          </table:table-cell>
          <table:table-cell office:value-type="string">
            <text:p>So It Was Said</text:p>
          </table:table-cell>
          <table:table-cell office:value-type="string">
            <text:p>&lt;header&gt;&lt;p class='division'&gt;{}&lt;/p&gt;</text:p>
          </table:table-cell>
          <table:table-cell/>
          <table:table-cell/>
        </table:table-row>
        <table:table-row>
          <table:table-cell office:value-type="string">
            <text:p>iti49:0.2</text:p>
          </table:table-cell>
          <table:table-cell office:value-type="string">
            <text:p>Dukanipāta</text:p>
          </table:table-cell>
          <table:table-cell office:value-type="string">
            <text:p/>
          </table:table-cell>
          <table:table-cell office:value-type="string">
            <text:p>The Book of the Twos</text:p>
          </table:table-cell>
          <table:table-cell office:value-type="string">
            <text:p>&lt;p class='nipata'&gt;{}&lt;/p&gt;</text:p>
          </table:table-cell>
          <table:table-cell/>
          <table:table-cell/>
        </table:table-row>
        <table:table-row>
          <table:table-cell office:value-type="string">
            <text:p>iti49:0.3</text:p>
          </table:table-cell>
          <table:table-cell office:value-type="string">
            <text:p>Dutiyavagga</text:p>
          </table:table-cell>
          <table:table-cell office:value-type="string">
            <text:p/>
          </table:table-cell>
          <table:table-cell office:value-type="string">
            <text:p>Chapter Two</text:p>
          </table:table-cell>
          <table:table-cell office:value-type="string">
            <text:p>&lt;p class='vagga'&gt;{}&lt;/p&gt;</text:p>
          </table:table-cell>
          <table:table-cell/>
          <table:table-cell/>
        </table:table-row>
        <table:table-row>
          <table:table-cell office:value-type="string">
            <text:p>iti49:0.4</text:p>
          </table:table-cell>
          <table:table-cell office:value-type="string">
            <text:p>Diṭṭhigatasutta</text:p>
          </table:table-cell>
          <table:table-cell office:value-type="string">
            <text:p/>
          </table:table-cell>
          <table:table-cell office:value-type="string">
            <text:p>49. Misconceptions</text:p>
          </table:table-cell>
          <table:table-cell office:value-type="string">
            <text:p>&lt;h1&gt;{}&lt;/h1&gt;&lt;/header&gt;</text:p>
          </table:table-cell>
          <table:table-cell/>
          <table:table-cell/>
        </table:table-row>
        <table:table-row>
          <table:table-cell office:value-type="string">
            <text:p>iti49:1.1</text:p>
          </table:table-cell>
          <table:table-cell office:value-type="string">
            <text:p>Vuttañhetaṃ bhagavatā vuttamarahatāti me sutaṃ:</text:p>
          </table:table-cell>
          <table:table-cell office:value-type="string">
            <text:p/>
          </table:table-cell>
          <table:table-cell office:value-type="string">
            <text:p>This was said by the Buddha, the Perfected One: that is what I heard.</text:p>
          </table:table-cell>
          <table:table-cell office:value-type="string">
            <text:p>&lt;p&gt;{}&lt;/p&gt;</text:p>
          </table:table-cell>
          <table:table-cell office:value-type="string">
            <text:p>ms18It_313, sc1</text:p>
          </table:table-cell>
          <table:table-cell/>
        </table:table-row>
        <table:table-row>
          <table:table-cell office:value-type="string">
            <text:p>iti49:2.1</text:p>
          </table:table-cell>
          <table:table-cell office:value-type="string">
            <text:p>“Dvīhi, bhikkhave, diṭṭhigatehi pariyuṭṭhitā devamanussā olīyanti eke, atidhāvanti eke;</text:p>
          </table:table-cell>
          <table:table-cell office:value-type="string">
            <text:p/>
          </table:table-cell>
          <table:table-cell office:value-type="string">
            <text:p>“Overcome by two misconceptions, mendicants, some gods and humans get stuck, some overreach,</text:p>
          </table:table-cell>
          <table:table-cell office:value-type="string">
            <text:p>&lt;p&gt;{}</text:p>
          </table:table-cell>
          <table:table-cell office:value-type="string">
            <text:p>ms18It_314, sc2</text:p>
          </table:table-cell>
          <table:table-cell/>
        </table:table-row>
        <table:table-row>
          <table:table-cell office:value-type="string">
            <text:p>iti49:2.2</text:p>
          </table:table-cell>
          <table:table-cell office:value-type="string">
            <text:p>cakkhumanto ca passanti.</text:p>
          </table:table-cell>
          <table:table-cell office:value-type="string">
            <text:p/>
          </table:table-cell>
          <table:table-cell office:value-type="string">
            <text:p>while those with vision see.</text:p>
          </table:table-cell>
          <table:table-cell office:value-type="string">
            <text:p>{}&lt;/p&gt;</text:p>
          </table:table-cell>
          <table:table-cell/>
          <table:table-cell/>
        </table:table-row>
        <table:table-row>
          <table:table-cell office:value-type="string">
            <text:p>iti49:3.1</text:p>
          </table:table-cell>
          <table:table-cell office:value-type="string">
            <text:p>Kathañca, bhikkhave, olīyanti eke?</text:p>
          </table:table-cell>
          <table:table-cell office:value-type="string">
            <text:p/>
          </table:table-cell>
          <table:table-cell office:value-type="string">
            <text:p>And how do some get stuck? </text:p>
          </table:table-cell>
          <table:table-cell office:value-type="string">
            <text:p>&lt;p&gt;{}</text:p>
          </table:table-cell>
          <table:table-cell office:value-type="string">
            <text:p>ms18It_315, sc3</text:p>
          </table:table-cell>
          <table:table-cell/>
        </table:table-row>
        <table:table-row>
          <table:table-cell office:value-type="string">
            <text:p>iti49:3.2</text:p>
          </table:table-cell>
          <table:table-cell office:value-type="string">
            <text:p>Bhavārāmā, bhikkhave, devamanussā bhavaratā bhavasammuditā tesaṃ bhavanirodhāya dhamme desiyamāne cittaṃ na pakkhandati na pasīdati na santiṭṭhati nādhimuccati.</text:p>
          </table:table-cell>
          <table:table-cell office:value-type="string">
            <text:p/>
          </table:table-cell>
          <table:table-cell office:value-type="string">
            <text:p>Because of love, delight, and enjoyment of existence, when the Dhamma is being taught for the cessation of existence, the minds of some gods and humans are not eager, confident, settled, and decided.</text:p>
          </table:table-cell>
          <table:table-cell office:value-type="string">
            <text:p>{}</text:p>
          </table:table-cell>
          <table:table-cell/>
          <table:table-cell/>
        </table:table-row>
        <table:table-row>
          <table:table-cell office:value-type="string">
            <text:p>iti49:3.3</text:p>
          </table:table-cell>
          <table:table-cell office:value-type="string">
            <text:p>Evaṃ kho, bhikkhave, olīyanti eke.</text:p>
          </table:table-cell>
          <table:table-cell office:value-type="string">
            <text:p/>
          </table:table-cell>
          <table:table-cell office:value-type="string">
            <text:p>That is how some get stuck.</text:p>
          </table:table-cell>
          <table:table-cell office:value-type="string">
            <text:p>{}&lt;/p&gt;</text:p>
          </table:table-cell>
          <table:table-cell/>
          <table:table-cell/>
        </table:table-row>
        <table:table-row>
          <table:table-cell office:value-type="string">
            <text:p>iti49:4.1</text:p>
          </table:table-cell>
          <table:table-cell office:value-type="string">
            <text:p>Kathañca, bhikkhave, atidhāvanti eke?</text:p>
          </table:table-cell>
          <table:table-cell office:value-type="string">
            <text:p/>
          </table:table-cell>
          <table:table-cell office:value-type="string">
            <text:p>And how do some overreach? </text:p>
          </table:table-cell>
          <table:table-cell office:value-type="string">
            <text:p>&lt;p&gt;{}</text:p>
          </table:table-cell>
          <table:table-cell office:value-type="string">
            <text:p>bj24.376, cck25.213, ms18It_316, pts-vp-pli44, sc4, vri48.32</text:p>
          </table:table-cell>
          <table:table-cell/>
        </table:table-row>
        <table:table-row>
          <table:table-cell office:value-type="string">
            <text:p>iti49:4.2</text:p>
          </table:table-cell>
          <table:table-cell office:value-type="string">
            <text:p>Bhaveneva kho paneke aṭṭīyamānā harāyamānā jigucchamānā vibhavaṃ abhinandanti—</text:p>
          </table:table-cell>
          <table:table-cell office:value-type="string">
            <text:p/>
          </table:table-cell>
          <table:table-cell office:value-type="string">
            <text:p>Some, becoming horrified, repelled, and disgusted with existence, delight in ending existence:</text:p>
          </table:table-cell>
          <table:table-cell office:value-type="string">
            <text:p>{}</text:p>
          </table:table-cell>
          <table:table-cell/>
          <table:table-cell/>
        </table:table-row>
        <table:table-row>
          <table:table-cell office:value-type="string">
            <text:p>iti49:4.3</text:p>
          </table:table-cell>
          <table:table-cell office:value-type="string">
            <text:p>yato kira, bho, ayaṃ attā kāyassa bhedā paraṃ maraṇā ucchijjati vinassati na hoti paraṃ maraṇā;</text:p>
          </table:table-cell>
          <table:table-cell office:value-type="string">
            <text:p/>
          </table:table-cell>
          <table:table-cell office:value-type="string">
            <text:p>‘When this self is annihilated and destroyed when the body breaks up, and doesn’t exist after death:</text:p>
          </table:table-cell>
          <table:table-cell office:value-type="string">
            <text:p>{}</text:p>
          </table:table-cell>
          <table:table-cell office:value-type="string">
            <text:p/>
          </table:table-cell>
          <table:table-cell office:value-type="string">
            <text:p>attā → satto (si, mr); attho (pts-vp-pli1)</text:p>
          </table:table-cell>
        </table:table-row>
        <table:table-row>
          <table:table-cell office:value-type="string">
            <text:p>iti49:4.4</text:p>
          </table:table-cell>
          <table:table-cell office:value-type="string">
            <text:p>etaṃ santaṃ etaṃ paṇītaṃ etaṃ yāthāvanti.</text:p>
          </table:table-cell>
          <table:table-cell office:value-type="string">
            <text:p/>
          </table:table-cell>
          <table:table-cell office:value-type="string">
            <text:p>that is peaceful, that is sublime, that is reality.’ </text:p>
          </table:table-cell>
          <table:table-cell office:value-type="string">
            <text:p>{}</text:p>
          </table:table-cell>
          <table:table-cell/>
          <table:table-cell/>
        </table:table-row>
        <table:table-row>
          <table:table-cell office:value-type="string">
            <text:p>iti49:4.5</text:p>
          </table:table-cell>
          <table:table-cell office:value-type="string">
            <text:p>Evaṃ kho, bhikkhave, atidhāvanti eke.</text:p>
          </table:table-cell>
          <table:table-cell office:value-type="string">
            <text:p/>
          </table:table-cell>
          <table:table-cell office:value-type="string">
            <text:p>That is how some overreach.</text:p>
          </table:table-cell>
          <table:table-cell office:value-type="string">
            <text:p>{}&lt;/p&gt;</text:p>
          </table:table-cell>
          <table:table-cell/>
          <table:table-cell/>
        </table:table-row>
        <table:table-row>
          <table:table-cell office:value-type="string">
            <text:p>iti49:5.1</text:p>
          </table:table-cell>
          <table:table-cell office:value-type="string">
            <text:p>Kathañca, bhikkhave, cakkhumanto passanti?</text:p>
          </table:table-cell>
          <table:table-cell office:value-type="string">
            <text:p/>
          </table:table-cell>
          <table:table-cell office:value-type="string">
            <text:p>And how do those with vision see?</text:p>
          </table:table-cell>
          <table:table-cell office:value-type="string">
            <text:p>&lt;p&gt;{}</text:p>
          </table:table-cell>
          <table:table-cell office:value-type="string">
            <text:p>dr25.299, ms18It_317, ndp20.212, sc5</text:p>
          </table:table-cell>
          <table:table-cell/>
        </table:table-row>
        <table:table-row>
          <table:table-cell office:value-type="string">
            <text:p>iti49:5.2</text:p>
          </table:table-cell>
          <table:table-cell office:value-type="string">
            <text:p>Idha bhikkhu bhūtaṃ bhūtato passati;</text:p>
          </table:table-cell>
          <table:table-cell office:value-type="string">
            <text:p/>
          </table:table-cell>
          <table:table-cell office:value-type="string">
            <text:p>It’s when a mendicant sees what has come to be as having come to be.</text:p>
          </table:table-cell>
          <table:table-cell office:value-type="string">
            <text:p>{}</text:p>
          </table:table-cell>
          <table:table-cell/>
          <table:table-cell/>
        </table:table-row>
        <table:table-row>
          <table:table-cell office:value-type="string">
            <text:p>iti49:5.3</text:p>
          </table:table-cell>
          <table:table-cell office:value-type="string">
            <text:p>bhūtaṃ bhūtato disvā bhūtassa nibbidāya virāgāya nirodhāya paṭipanno hoti.</text:p>
          </table:table-cell>
          <table:table-cell office:value-type="string">
            <text:p/>
          </table:table-cell>
          <table:table-cell office:value-type="string">
            <text:p>Seeing this, they are practicing for disillusionment, dispassion, and cessation regarding what has come to be. </text:p>
          </table:table-cell>
          <table:table-cell office:value-type="string">
            <text:p>{}</text:p>
          </table:table-cell>
          <table:table-cell/>
          <table:table-cell/>
        </table:table-row>
        <table:table-row>
          <table:table-cell office:value-type="string">
            <text:p>iti49:5.4</text:p>
          </table:table-cell>
          <table:table-cell office:value-type="string">
            <text:p>Evaṃ kho, bhikkhave, cakkhumanto passantī”ti.</text:p>
          </table:table-cell>
          <table:table-cell office:value-type="string">
            <text:p/>
          </table:table-cell>
          <table:table-cell office:value-type="string">
            <text:p>That is how those with vision see.”</text:p>
          </table:table-cell>
          <table:table-cell office:value-type="string">
            <text:p>{}</text:p>
          </table:table-cell>
          <table:table-cell/>
          <table:table-cell/>
        </table:table-row>
        <table:table-row>
          <table:table-cell office:value-type="string">
            <text:p>iti49:5.5</text:p>
          </table:table-cell>
          <table:table-cell office:value-type="string">
            <text:p>Etamatthaṃ bhagavā avoca.</text:p>
          </table:table-cell>
          <table:table-cell office:value-type="string">
            <text:p/>
          </table:table-cell>
          <table:table-cell office:value-type="string">
            <text:p>That is what the Buddha said. </text:p>
          </table:table-cell>
          <table:table-cell office:value-type="string">
            <text:p>{}</text:p>
          </table:table-cell>
          <table:table-cell/>
          <table:table-cell/>
        </table:table-row>
        <table:table-row>
          <table:table-cell office:value-type="string">
            <text:p>iti49:5.6</text:p>
          </table:table-cell>
          <table:table-cell office:value-type="string">
            <text:p>Tatthetaṃ iti vuccati:</text:p>
          </table:table-cell>
          <table:table-cell office:value-type="string">
            <text:p/>
          </table:table-cell>
          <table:table-cell office:value-type="string">
            <text:p>On this it is said: </text:p>
          </table:table-cell>
          <table:table-cell office:value-type="string">
            <text:p>{}&lt;/p&gt;</text:p>
          </table:table-cell>
          <table:table-cell/>
          <table:table-cell/>
        </table:table-row>
        <table:table-row>
          <table:table-cell office:value-type="string">
            <text:p>iti49:6.1</text:p>
          </table:table-cell>
          <table:table-cell office:value-type="string">
            <text:p>“Ye bhūtaṃ bhūtato disvā,</text:p>
          </table:table-cell>
          <table:table-cell office:value-type="string">
            <text:p/>
          </table:table-cell>
          <table:table-cell office:value-type="string">
            <text:p>“Those who see what has come be to as having come to be,</text:p>
          </table:table-cell>
          <table:table-cell office:value-type="string">
            <text:p>&lt;blockquote class='gatha'&gt;&lt;p&gt;{}&lt;br&gt;</text:p>
          </table:table-cell>
          <table:table-cell office:value-type="string">
            <text:p>csp1ed18.225, csp2ed18.225, ms18It_318, sc6, vns93</text:p>
          </table:table-cell>
          <table:table-cell office:value-type="string">
            <text:p>Ye → yo (sya-all, pts-vp-pli1, mr)</text:p>
          </table:table-cell>
        </table:table-row>
        <table:table-row>
          <table:table-cell office:value-type="string">
            <text:p>iti49:6.2</text:p>
          </table:table-cell>
          <table:table-cell office:value-type="string">
            <text:p>bhūtassa ca atikkamaṃ;</text:p>
          </table:table-cell>
          <table:table-cell office:value-type="string">
            <text:p/>
          </table:table-cell>
          <table:table-cell office:value-type="string">
            <text:p>transcending what has come to be,</text:p>
          </table:table-cell>
          <table:table-cell office:value-type="string">
            <text:p>{}&lt;br&gt;</text:p>
          </table:table-cell>
          <table:table-cell/>
          <table:table-cell/>
        </table:table-row>
        <table:table-row>
          <table:table-cell office:value-type="string">
            <text:p>iti49:6.3</text:p>
          </table:table-cell>
          <table:table-cell office:value-type="string">
            <text:p>Yathābhūte vimuccanti,</text:p>
          </table:table-cell>
          <table:table-cell office:value-type="string">
            <text:p/>
          </table:table-cell>
          <table:table-cell office:value-type="string">
            <text:p>are freed in accord with the truth,</text:p>
          </table:table-cell>
          <table:table-cell office:value-type="string">
            <text:p>{}&lt;br&gt;</text:p>
          </table:table-cell>
          <table:table-cell/>
          <table:table-cell/>
        </table:table-row>
        <table:table-row>
          <table:table-cell office:value-type="string">
            <text:p>iti49:6.4</text:p>
          </table:table-cell>
          <table:table-cell office:value-type="string">
            <text:p>bhavataṇhā parikkhayā.</text:p>
          </table:table-cell>
          <table:table-cell office:value-type="string">
            <text:p/>
          </table:table-cell>
          <table:table-cell office:value-type="string">
            <text:p>with the ending of craving for continued existence.</text:p>
          </table:table-cell>
          <table:table-cell office:value-type="string">
            <text:p>{}&lt;/p&gt;</text:p>
          </table:table-cell>
          <table:table-cell/>
          <table:table-cell/>
        </table:table-row>
        <table:table-row>
          <table:table-cell office:value-type="string">
            <text:p>iti49:7.1</text:p>
          </table:table-cell>
          <table:table-cell office:value-type="string">
            <text:p>Sa ve bhūtapariñño so,</text:p>
          </table:table-cell>
          <table:table-cell office:value-type="string">
            <text:p/>
          </table:table-cell>
          <table:table-cell office:value-type="string">
            <text:p>They completely understand what has come to be,</text:p>
          </table:table-cell>
          <table:table-cell office:value-type="string">
            <text:p>&lt;p&gt;{}&lt;br&gt;</text:p>
          </table:table-cell>
          <table:table-cell office:value-type="string">
            <text:p>mc0.271, ms18It_319, sc7, sya25.264, vns94</text:p>
          </table:table-cell>
          <table:table-cell office:value-type="string">
            <text:p>Sa ve → sace (si, sya-all)</text:p>
          </table:table-cell>
        </table:table-row>
        <table:table-row>
          <table:table-cell office:value-type="string">
            <text:p>iti49:7.2</text:p>
          </table:table-cell>
          <table:table-cell office:value-type="string">
            <text:p>vītataṇho bhavābhave;</text:p>
          </table:table-cell>
          <table:table-cell office:value-type="string">
            <text:p/>
          </table:table-cell>
          <table:table-cell office:value-type="string">
            <text:p>rid of craving for rebirth in this or that state,</text:p>
          </table:table-cell>
          <table:table-cell office:value-type="string">
            <text:p>{}&lt;br&gt;</text:p>
          </table:table-cell>
          <table:table-cell/>
          <table:table-cell/>
        </table:table-row>
        <table:table-row>
          <table:table-cell office:value-type="string">
            <text:p>iti49:7.3</text:p>
          </table:table-cell>
          <table:table-cell office:value-type="string">
            <text:p>Bhūtassa vibhavā bhikkhu,</text:p>
          </table:table-cell>
          <table:table-cell office:value-type="string">
            <text:p/>
          </table:table-cell>
          <table:table-cell office:value-type="string">
            <text:p>with the disappearance of what has come to be,</text:p>
          </table:table-cell>
          <table:table-cell office:value-type="string">
            <text:p>{}&lt;br&gt;</text:p>
          </table:table-cell>
          <table:table-cell/>
          <table:table-cell/>
        </table:table-row>
        <table:table-row>
          <table:table-cell office:value-type="string">
            <text:p>iti49:7.4</text:p>
          </table:table-cell>
          <table:table-cell office:value-type="string">
            <text:p>nāgacchati punabbhavan”ti.</text:p>
          </table:table-cell>
          <table:table-cell office:value-type="string">
            <text:p/>
          </table:table-cell>
          <table:table-cell office:value-type="string">
            <text:p>a mendicant does not come back to future lives.”</text:p>
          </table:table-cell>
          <table:table-cell office:value-type="string">
            <text:p>{}&lt;/p&gt;&lt;/blockquote&gt;</text:p>
          </table:table-cell>
          <table:table-cell/>
          <table:table-cell/>
        </table:table-row>
        <table:table-row>
          <table:table-cell office:value-type="string">
            <text:p>iti49:8.1</text:p>
          </table:table-cell>
          <table:table-cell office:value-type="string">
            <text:p>Ayampi attho vutto bhagavatā, iti me sutanti.</text:p>
          </table:table-cell>
          <table:table-cell office:value-type="string">
            <text:p/>
          </table:table-cell>
          <table:table-cell office:value-type="string">
            <text:p>This too was spoken by the Blessed One: that is what I heard.</text:p>
          </table:table-cell>
          <table:table-cell office:value-type="string">
            <text:p>&lt;p&gt;{}&lt;/p&gt;</text:p>
          </table:table-cell>
          <table:table-cell office:value-type="string">
            <text:p>ms18It_320, sc8</text:p>
          </table:table-cell>
          <table:table-cell/>
        </table:table-row>
        <table:table-row>
          <table:table-cell office:value-type="string">
            <text:p>iti49:8.2</text:p>
          </table:table-cell>
          <table:table-cell office:value-type="string">
            <text:p>Dvādasamaṃ.</text:p>
          </table:table-cell>
          <table:table-cell office:value-type="string">
            <text:p/>
          </table:table-cell>
          <table:table-cell office:value-type="string">
            <text:p/>
          </table:table-cell>
          <table:table-cell office:value-type="string">
            <text:p>&lt;p class='endsection'&gt;{}&lt;/p&gt;</text:p>
          </table:table-cell>
          <table:table-cell/>
          <table:table-cell/>
        </table:table-row>
        <table:table-row>
          <table:table-cell office:value-type="string">
            <text:p>iti49:8.3</text:p>
          </table:table-cell>
          <table:table-cell office:value-type="string">
            <text:p>Dutiyo vaggo.</text:p>
          </table:table-cell>
          <table:table-cell office:value-type="string">
            <text:p/>
          </table:table-cell>
          <table:table-cell office:value-type="string">
            <text:p/>
          </table:table-cell>
          <table:table-cell office:value-type="string">
            <text:p>&lt;p class='endsection'&gt;{}&lt;/p&gt;</text:p>
          </table:table-cell>
          <table:table-cell/>
          <table:table-cell/>
        </table:table-row>
        <table:table-row>
          <table:table-cell office:value-type="string">
            <text:p>iti49:9.1</text:p>
          </table:table-cell>
          <table:table-cell office:value-type="string">
            <text:p>Dve indriyā dve tapanīyā,</text:p>
          </table:table-cell>
          <table:table-cell office:value-type="string">
            <text:p/>
          </table:table-cell>
          <table:table-cell office:value-type="string">
            <text:p/>
          </table:table-cell>
          <table:table-cell office:value-type="string">
            <text:p>&lt;blockquote class='uddanagatha'&gt;&lt;p&gt;{}&lt;br&gt;</text:p>
          </table:table-cell>
          <table:table-cell office:value-type="string">
            <text:p>ms18It_324, pts-vp-pli45, sc9</text:p>
          </table:table-cell>
          <table:table-cell/>
        </table:table-row>
        <table:table-row>
          <table:table-cell office:value-type="string">
            <text:p>iti49:9.2</text:p>
          </table:table-cell>
          <table:table-cell office:value-type="string">
            <text:p>sīlena apare duve;</text:p>
          </table:table-cell>
          <table:table-cell office:value-type="string">
            <text:p/>
          </table:table-cell>
          <table:table-cell office:value-type="string">
            <text:p/>
          </table:table-cell>
          <table:table-cell office:value-type="string">
            <text:p>{}&lt;br&gt;</text:p>
          </table:table-cell>
          <table:table-cell/>
          <table:table-cell/>
        </table:table-row>
        <table:table-row>
          <table:table-cell office:value-type="string">
            <text:p>iti49:9.3</text:p>
          </table:table-cell>
          <table:table-cell office:value-type="string">
            <text:p>Anottāpī kuhanā dve ca,</text:p>
          </table:table-cell>
          <table:table-cell office:value-type="string">
            <text:p/>
          </table:table-cell>
          <table:table-cell office:value-type="string">
            <text:p/>
          </table:table-cell>
          <table:table-cell office:value-type="string">
            <text:p>{}&lt;br&gt;</text:p>
          </table:table-cell>
          <table:table-cell/>
          <table:table-cell/>
        </table:table-row>
        <table:table-row>
          <table:table-cell office:value-type="string">
            <text:p>iti49:9.4</text:p>
          </table:table-cell>
          <table:table-cell office:value-type="string">
            <text:p>saṃvejanīyena te dasa.</text:p>
          </table:table-cell>
          <table:table-cell office:value-type="string">
            <text:p/>
          </table:table-cell>
          <table:table-cell office:value-type="string">
            <text:p/>
          </table:table-cell>
          <table:table-cell office:value-type="string">
            <text:p>{}&lt;/p&gt;</text:p>
          </table:table-cell>
          <table:table-cell/>
          <table:table-cell/>
        </table:table-row>
        <table:table-row>
          <table:table-cell office:value-type="string">
            <text:p>iti49:10.1</text:p>
          </table:table-cell>
          <table:table-cell office:value-type="string">
            <text:p>Vitakkā desanā vijjā,</text:p>
          </table:table-cell>
          <table:table-cell office:value-type="string">
            <text:p/>
          </table:table-cell>
          <table:table-cell office:value-type="string">
            <text:p/>
          </table:table-cell>
          <table:table-cell office:value-type="string">
            <text:p>&lt;p&gt;{}&lt;br&gt;</text:p>
          </table:table-cell>
          <table:table-cell office:value-type="string">
            <text:p>ms18It_325, sc10</text:p>
          </table:table-cell>
          <table:table-cell/>
        </table:table-row>
        <table:table-row>
          <table:table-cell office:value-type="string">
            <text:p>iti49:10.2</text:p>
          </table:table-cell>
          <table:table-cell office:value-type="string">
            <text:p>paññā dhammena pañcamaṃ;</text:p>
          </table:table-cell>
          <table:table-cell office:value-type="string">
            <text:p/>
          </table:table-cell>
          <table:table-cell office:value-type="string">
            <text:p/>
          </table:table-cell>
          <table:table-cell office:value-type="string">
            <text:p>{}&lt;br&gt;</text:p>
          </table:table-cell>
          <table:table-cell/>
          <table:table-cell/>
        </table:table-row>
        <table:table-row>
          <table:table-cell office:value-type="string">
            <text:p>iti49:10.3</text:p>
          </table:table-cell>
          <table:table-cell office:value-type="string">
            <text:p>Ajātaṃ dhātusallānaṃ,</text:p>
          </table:table-cell>
          <table:table-cell office:value-type="string">
            <text:p/>
          </table:table-cell>
          <table:table-cell office:value-type="string">
            <text:p/>
          </table:table-cell>
          <table:table-cell office:value-type="string">
            <text:p>{}&lt;br&gt;</text:p>
          </table:table-cell>
          <table:table-cell/>
          <table:table-cell/>
        </table:table-row>
        <table:table-row>
          <table:table-cell office:value-type="string">
            <text:p>iti49:10.4</text:p>
          </table:table-cell>
          <table:table-cell office:value-type="string">
            <text:p>sikkhā jāgariyena ca;</text:p>
          </table:table-cell>
          <table:table-cell office:value-type="string">
            <text:p/>
          </table:table-cell>
          <table:table-cell office:value-type="string">
            <text:p/>
          </table:table-cell>
          <table:table-cell office:value-type="string">
            <text:p>{}&lt;br&gt;</text:p>
          </table:table-cell>
          <table:table-cell/>
          <table:table-cell/>
        </table:table-row>
        <table:table-row>
          <table:table-cell office:value-type="string">
            <text:p>iti49:10.5</text:p>
          </table:table-cell>
          <table:table-cell office:value-type="string">
            <text:p>Apāyadiṭṭhiyā ceva,</text:p>
          </table:table-cell>
          <table:table-cell office:value-type="string">
            <text:p/>
          </table:table-cell>
          <table:table-cell office:value-type="string">
            <text:p/>
          </table:table-cell>
          <table:table-cell office:value-type="string">
            <text:p>{}&lt;br&gt;</text:p>
          </table:table-cell>
          <table:table-cell office:value-type="string">
            <text:p/>
          </table:table-cell>
          <table:table-cell office:value-type="string">
            <text:p>ceva → yeva (sya-all)</text:p>
          </table:table-cell>
        </table:table-row>
        <table:table-row>
          <table:table-cell office:value-type="string">
            <text:p>iti49:10.6</text:p>
          </table:table-cell>
          <table:table-cell office:value-type="string">
            <text:p>bāvīsati pakāsitāti.</text:p>
          </table:table-cell>
          <table:table-cell office:value-type="string">
            <text:p/>
          </table:table-cell>
          <table:table-cell office:value-type="string">
            <text:p/>
          </table:table-cell>
          <table:table-cell office:value-type="string">
            <text:p>{}&lt;/p&gt;&lt;/blockquote&gt;</text:p>
          </table:table-cell>
          <table:table-cell/>
          <table:table-cell/>
        </table:table-row>
        <table:table-row>
          <table:table-cell office:value-type="string">
            <text:p>iti49:10.7</text:p>
          </table:table-cell>
          <table:table-cell office:value-type="string">
            <text:p>Dukanipāto niṭṭhito.</text:p>
          </table:table-cell>
          <table:table-cell office:value-type="string">
            <text:p/>
          </table:table-cell>
          <table:table-cell office:value-type="string">
            <text:p/>
          </table:table-cell>
          <table:table-cell office:value-type="string">
            <text:p>&lt;p class='endsutta'&gt;{}&lt;/p&gt;</text:p>
          </table:table-cell>
          <table:table-cell/>
          <table:table-cell/>
        </table:table-row>
      </table:table>
    </office:spreadsheet>
  </office:body>
</office:document-content>
</file>

<file path=styles.xml><?xml version="1.0" encoding="utf-8"?>
<office:document-styles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fice="urn:oasis:names:tc:opendocument:xmlns:office:1.0" xmlns:dom="http://www.w3.org/2001/xml-events" xmlns:rpt="http://openoffice.org/2005/report" xmlns:of="urn:oasis:names:tc:opendocument:xmlns:of:1.2" xmlns:xhtml="http://www.w3.org/1999/xhtml" xmlns:grddl="http://www.w3.org/2003/g/data-view#" xmlns:tableooo="http://openoffice.org/2009/table" xmlns:css3t="http://www.w3.org/TR/css3-text/">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grddl:transformation="http://docs.oasis-open.org/office/1.2/xslt/odf2rdf.xsl">
  <office:meta>
    <meta:creation-date>2020-06-18T10:05:11.992752</meta:creation-date>
    <dc:date>2020-06-18T10:05:12.003350</dc:date>
    <meta:generator>http://pypi.python.org/pypi/ezodf/0.1.0$Python3.7.2 (default, Jun 16 2020, 18:58:08) 
[GCC 9.3.0]</meta:generator>
    <meta:document-statistic/>
    <meta:editing-cycles>1</meta:editing-cycles>
  </office:meta>
</office:document-meta>
</file>